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01-orientacion-como-actividad-educativa.js</text:p>
      <text:p text:style-name="Text_20_body">02-orientacion-profesional-y-laboral.js</text:p>
      <text:p text:style-name="Text_20_body">03-orientacion-en-la-union-europea.js</text:p>
      <text:p text:style-name="Text_20_body">04-sistema-de-orientacion-en-espana.js</text:p>
      <text:p text:style-name="Text_20_body">05-departamento-de-orientacion.js</text:p>
      <text:p text:style-name="Text_20_body">06-transicion-a-la-vida-activa.js</text:p>
      <text:p text:style-name="Text_20_body">07-igualdad-de-oportunidades-en-orientacion.js</text:p>
      <text:p text:style-name="Text_20_body">08-evaluacion-del-potencial-profesional.js</text:p>
      <text:p text:style-name="Text_20_body">09-informacion-profesional-en-orientacion.js</text:p>
      <text:p text:style-name="Text_20_body">10-organizacion-ocupacional-y-itinerarios.js</text:p>
      <text:p text:style-name="Text_20_body">11-toma-de-decisiones-profesionales.js</text:p>
      <text:p text:style-name="Text_20_body">12-busqueda-de-empleo-y-autoempleo.js</text:p>
      <text:p text:style-name="Text_20_body">13-mercado-de-trabajo-y-politicas-de-empleo.js</text:p>
      <text:p text:style-name="Text_20_body">14-adaptacion-al-medio-laboral.js</text:p>
      <text:p text:style-name="Text_20_body">15-discapacidad-y-apoyos-especificos.js</text:p>
      <text:p text:style-name="Text_20_body">16-grupos-y-organizacion.js</text:p>
      <text:p text:style-name="Text_20_body">17-liderazgo-y-poder-en-la-organizacion.js</text:p>
      <text:p text:style-name="Text_20_body">18-equipos-de-trabajo-y-dinamica-de-grupos.js</text:p>
      <text:p text:style-name="Text_20_body">19-motivacion-laboral.js</text:p>
      <text:p text:style-name="Text_20_body">20-empresa-y-recursos-humanos.js</text:p>
      <text:p text:style-name="Text_20_body">21-derecho-del-trabajo.js</text:p>
      <text:p text:style-name="Text_20_body">22-derecho-laboral-supranacional.js</text:p>
      <text:p text:style-name="Text_20_body">23-la-profesion-como-realidad-juridica.js</text:p>
      <text:p text:style-name="Text_20_body">24-relacion-laboral-en-espana.js</text:p>
      <text:p text:style-name="Text_20_body">25-contrato-de-trabajo.js</text:p>
      <text:p text:style-name="Text_20_body">26-modalidades-de-contratacion.js</text:p>
      <text:p text:style-name="Text_20_body">27-derechos-y-deberes-del-trabajador.js</text:p>
      <text:p text:style-name="Text_20_body">28-tiempo-de-trabajo-y-descansos.js</text:p>
      <text:p text:style-name="Text_20_body">29-el-salario.js</text:p>
      <text:p text:style-name="Text_20_body">30-recibo-de-salarios-y-cotizacion.js</text:p>
      <text:p text:style-name="Text_20_body">31-representacion-de-los-trabajadores.js</text:p>
      <text:p text:style-name="Text_20_body">32-sindicatos-y-libertad-sindical.js</text:p>
      <text:p text:style-name="Text_20_body"><text:soft-page-break/>33-convenios-colectivos.js</text:p>
      <text:p text:style-name="Text_20_body">34-modificacion-y-suspension-del-contrato.js</text:p>
      <text:p text:style-name="Text_20_body">35-extincion-del-contrato-de-trabajo.js</text:p>
      <text:p text:style-name="Text_20_body">36-conflictos-individuales-de-trabajo.js</text:p>
      <text:p text:style-name="Text_20_body">37-conflictos-colectivos-y-huelga.js</text:p>
      <text:p text:style-name="Text_20_body">38-seguridad-social-estructura.js</text:p>
      <text:p text:style-name="Text_20_body">39-prestaciones-de-seguridad-social.js</text:p>
      <text:p text:style-name="Text_20_body">40-economia-conceptos-basicos.js</text:p>
      <text:p text:style-name="Text_20_body">41-sistemas-economicos-y-mercado.js</text:p>
      <text:p text:style-name="Text_20_body">42-oferta-demanda-y-equilibrio.js</text:p>
      <text:p text:style-name="Text_20_body">43-flujo-circular-de-la-renta.js</text:p>
      <text:p text:style-name="Text_20_body">44-politica-economica-y-monetaria.js</text:p>
      <text:p text:style-name="Text_20_body">45-relaciones-economicas-internacionales.js</text:p>
      <text:p text:style-name="Text_20_body">46-la-empresa-elementos-y-objetivos.js</text:p>
      <text:p text:style-name="Text_20_body">47-organizacion-empresarial.js</text:p>
      <text:p text:style-name="Text_20_body">48-comunicacion-en-la-empresa.js</text:p>
      <text:p text:style-name="Text_20_body">49-investigacion-de-mercados.js</text:p>
      <text:p text:style-name="Text_20_body">50-negociacion-y-mediacion.js</text:p>
      <text:p text:style-name="Text_20_body">51-resolucion-de-problemas-laborales.js</text:p>
      <text:p text:style-name="Text_20_body">52-direccion-de-empresas.js</text:p>
      <text:p text:style-name="Text_20_body">53-financiacion-y-costes-empresariales.js</text:p>
      <text:p text:style-name="Text_20_body">54-documentacion-y-fiscalidad-empresarial.js</text:p>
      <text:p text:style-name="Text_20_body">55-analisis-economico-financiero.js</text:p>
      <text:p text:style-name="Text_20_body">56-creacion-de-una-pequena-empresa.js</text:p>
      <text:p text:style-name="Text_20_body">57-prevencion-de-riesgos-laborales-conceptos-basicos.js</text:p>
      <text:p text:style-name="Text_20_body">58-factores-de-riesgo-laboral.js</text:p>
      <text:p text:style-name="Text_20_body">59-accidente-de-trabajo.js</text:p>
      <text:p text:style-name="Text_20_body">60-enfermedad-profesional.js</text:p>
      <text:p text:style-name="Text_20_body">61-medidas-de-prevencion-y-proteccion.js</text:p>
      <text:p text:style-name="Text_20_body">62-accion-preventiva-e-investigacion-de-accidentes.js</text:p>
      <text:p text:style-name="Text_20_body">63-condiciones-de-los-centros-de-trabajo.js</text:p>
      <text:p text:style-name="Text_20_body">64-factor-humano-y-prevencion.js</text:p>
      <text:p text:style-name="Text_20_body"><text:soft-page-break/>65-organizacion-de-la-prevencion.js</text:p>
      <text:p text:style-name="Text_20_body">66-proteccion-frente-a-riesgos-tecnicos.js</text:p>
      <text:p text:style-name="Text_20_body">67-salud-laboral-y-nuevas-tecnologias.js</text:p>
      <text:p text:style-name="Text_20_body">68-salud-laboral-y-calidad-de-vida.js</text:p>
      <text:p text:style-name="Text_20_body">69-primeros-auxilios-en-la-empresa.j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8-11T18:14:51.050000000</meta:creation-date>
    <dc:date>2026-02-25T12:52:55.234000000</dc:date>
    <meta:editing-duration>PT3M36S</meta:editing-duration>
    <meta:editing-cycles>5</meta:editing-cycles>
    <meta:generator>LibreOffice/6.3.6.2$Windows_X86_64 LibreOffice_project/2196df99b074d8a661f4036fca8fa0cbfa33a497</meta:generator>
    <meta:document-statistic meta:table-count="0" meta:image-count="0" meta:object-count="0" meta:page-count="3" meta:paragraph-count="69" meta:word-count="69" meta:character-count="2505" meta:non-whitespace-character-count="2505"/>
  </office:meta>
</office:document-meta>
</file>